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register-true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2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paragraph-rsid="0006ed0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paragraph-rsid="0007825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paragraph-rsid="0008118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Title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Frame_20_contents">
      <style:text-properties officeooo:paragraph-rsid="0006ed05"/>
    </style:style>
    <style:style style:name="P18" style:family="paragraph" style:parent-style-name="Frame_20_contents">
      <style:text-properties officeooo:paragraph-rsid="00078252"/>
    </style:style>
    <style:style style:name="P19" style:family="paragraph" style:parent-style-name="Frame_20_contents">
      <style:text-properties officeooo:paragraph-rsid="0008118d"/>
    </style:style>
    <style:style style:name="P20" style:family="paragraph" style:parent-style-name="Frame_20_contents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paragraph-rsid="0008118d" style:font-size-asian="10.5pt" style:font-weight-asian="normal" style:font-size-complex="12pt" style:font-weight-complex="normal"/>
    </style:style>
    <style:style style:name="P21" style:family="paragraph" style:parent-style-name="Ros_20_header_20_1">
      <style:paragraph-properties fo:break-before="page"/>
    </style:style>
    <style:style style:name="T1" style:family="text">
      <style:text-properties officeooo:rsid="0006ed05"/>
    </style:style>
    <style:style style:name="T2" style:family="text">
      <style:text-properties officeooo:rsid="00078252"/>
    </style:style>
    <style:style style:name="T3" style:family="text">
      <style:text-properties officeooo:rsid="0008118d"/>
    </style:style>
    <style:style style:name="fr1" style:family="graphic" style:parent-style-name="Frame">
      <style:graphic-properties style:run-through="foreground" style:wrap="parallel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style:vertical-pos="top" style:vertical-rel="baseline" style:horizontal-pos="center" style:horizontal-rel="paragraph"/>
    </style:style>
    <style:style style:name="fr4" style:family="graphic" style:parent-style-name="Frame">
      <style:graphic-properties style:vertical-pos="top" style:vertical-rel="baseline"/>
    </style:style>
    <style:style style:name="fr5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Ros_20_header_20_1" text:outline-level="3" text:is-list-header="true">VVHDcore</text:h>
      <text:p text:style-name="Ros_20_default"/>
      <text:p text:style-name="Ros_20_default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Ros_20_default"/>
      <text:list xml:id="list1871781011" text:style-name="L1">
        <text:list-item>
          <text:list>
            <text:list-item>
              <text:list>
                <text:list-header>
                  <text:p text:style-name="P15">Elementary</text:p>
                  <text:p text:style-name="P8"/>
                  <text:p text:style-name="P9">Здесь нет почти ничего. Только объявлена структура вихря:</text:p>
                </text:list-header>
              </text:list>
            </text:list-item>
          </text:list>
        </text:list-item>
      </text:list>
      <text:p text:style-name="P2"><draw:frame draw:style-name="fr1" draw:name="TVortex" text:anchor-type="as-char" svg:y="-0.6811in" fo:min-width="1.8701in" draw:z-index="0"><draw:text-box fo:min-height="1.161in"><text:p text:style-name="P1">struct vortex </text:p><text:p text:style-name="P1">{ </text:p><text:p text:style-name="P1"><text:tab/>double rx, ry; </text:p><text:p text:style-name="P1"><text:tab/>double vx, vy; </text:p><text:p text:style-name="P1"><text:tab/>double g; </text:p><text:p text:style-name="P1">};</text:p></draw:text-box></draw:frame></text:p>
      <text:p text:style-name="P2">и заданы некоторые константы: </text:p>
      <text:p text:style-name="P2"><draw:frame draw:style-name="fr2" draw:name="Const defenition" text:anchor-type="as-char" svg:y="-0.3661in" fo:min-width="0.7874in" draw:z-index="1"><draw:text-box fo:min-height="0.1965in"><text:p text:style-name="P1">#define C_PI <text:tab/>3.14159265358979323846</text:p></draw:text-box></draw:frame></text:p>
      <text:p text:style-name="P2">Так же здесь объявлена структура вектора, но ей никто не пользуется.</text:p>
      <text:p text:style-name="P2"/>
      <text:p text:style-name="P6">List</text:p>
      <text:p text:style-name="P4"/>
      <text:p text:style-name="P4">С листом все намного сложнее. Лист является шаблонным классом и надстройкой над массивом. Лист предоставляет функции добавления, удаления элементов и динамического изменения размеров.</text:p>
      <text:p text:style-name="P4"><draw:frame draw:style-name="fr3" draw:name="List defenition" text:anchor-type="as-char" fo:min-width="0.7874in" draw:z-index="2"><draw:text-box fo:min-height="0.1965in"><text:p text:style-name="P4">template &lt;class T&gt; </text:p><text:p text:style-name="P4">class TList </text:p><text:p text:style-name="P4">{ </text:p><text:p text:style-name="P4"><text:tab/>public: </text:p><text:p text:style-name="P4"><text:tab/><text:tab/>TList(); </text:p><text:p text:style-name="P4"><text:tab/><text:tab/>~TList(); </text:p><text:p text:style-name="P4"><text:tab/><text:tab/>long size; </text:p><text:p text:style-name="P4"><text:tab/><text:tab/>long maxsize; </text:p><text:p text:style-name="P4"><text:tab/><text:tab/>void Add(T item); </text:p><text:p text:style-name="P4"><text:tab/><text:tab/>void Copy(T *item); </text:p><text:p text:style-name="P4"><text:tab/><text:tab/>void Remove(long i); </text:p><text:p text:style-name="P4"><text:tab/><text:tab/>void Remove(T* item); </text:p><text:p text:style-name="P4"><text:tab/><text:tab/>void Clear(); </text:p><text:p text:style-name="P4"><text:tab/><text:tab/>T item(long i); </text:p><text:p text:style-name="P4"/><text:p text:style-name="P4"><text:tab/><text:tab/>T *First; </text:p><text:p text:style-name="P4"><text:tab/><text:tab/>T *Last; </text:p><text:p text:style-name="P4">};</text:p></draw:text-box></draw:frame></text:p>
      <text:p text:style-name="P4">Тем не менее из разных мест комплекса работа с листами происходит по двум сценариям:</text:p>
      <text:list xml:id="list1543077868" text:style-name="L2">
        <text:list-item>
          <text:p text:style-name="P10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10">Работа непосредственно с массивом (для быстроты). Используется для чтения/записи элементов.</text:p>
        </text:list-item>
      </text:list>
      <text:p text:style-name="P5"><text:soft-page-break/></text:p>
      <text:p text:style-name="P5">Скажу несколько слов о реализации.</text:p>
      <text:p text:style-name="P5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5">Переменные First и Last укозывают на [0] и [size] элементы массива соответственно.</text:p>
      <text:p text:style-name="Ros_20_important">Важно!: элемент [size] не инициализирован! Последним элементом является [size-1].</text:p>
      <text:p text:style-name="P5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3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5">При удалении элемента, на его место перемещается последний элемент, а size уменьшается.</text:p>
      <text:p text:style-name="P3">Важно!: если вы удалили элемент, не забудте сделать i-- ну или что у вас там вместо инкремента.</text:p>
      <text:p text:style-name="P5"/>
      <text:p text:style-name="P5">Еще одно замечание. Т.к лист использует шаблоны, то компиляция функций для каждого экземпляра проходит только когда это нужно (то есть при упоминании в исходниках), а значит хранить реализацию нужно в заголовочном файле, а не внутри библиотеки. Мне этот вариант не очень понравился, поэтому я выбрал второй путь: явно указать компилятору, для каких экземпляров компилить функции. Эти указания записанны в конце list.cpp.</text:p>
      <text:p text:style-name="P5"/>
      <text:p text:style-name="P5"><draw:frame draw:style-name="fr4" draw:name="template" text:anchor-type="as-char" fo:min-width="0.7874in" draw:z-index="3"><draw:text-box fo:min-height="0.1965in"><text:p text:style-name="Frame_20_contents">template class TList&lt;TObject&gt;; </text:p><text:p text:style-name="Frame_20_contents">template class TList&lt;TObject*&gt;; </text:p><text:p text:style-name="Frame_20_contents">#include "tree.h" </text:p><text:p text:style-name="Frame_20_contents">template class TList&lt;TNode*&gt;;</text:p></draw:text-box></draw:frame></text:p>
      <text:p text:style-name="P5"/>
      <text:p text:style-name="Ros_20_header_20_2">Tree</text:p>
      <text:p text:style-name="P5">Про дерево мне даже говорить страшно.</text:p>
      <text:p text:style-name="P5"/>
      <text:p text:style-name="Ros_20_header_20_2"><text:span text:style-name="T1">Space</text:span></text:p>
      <text:p text:style-name="Ros_20_default"><text:span text:style-name="T1">Space — наша вселенная. В ней лежит все что нужно знать о пространстве: списки вихрей, тепла, тел; текущий шаг; силы:</text:span></text:p>
      <text:p text:style-name="P11"><text:span text:style-name="T1"><draw:frame draw:style-name="fr4" draw:name="Frame2" text:anchor-type="as-char" fo:min-width="0.7874in" draw:z-index="7"><draw:text-box fo:min-height="0.1965in"><text:p text:style-name="P17"><text:span text:style-name="T1">TList&lt;TObject&gt; *VortexList, *HeatList, *BodyList;</text:span></text:p><text:p text:style-name="P17"><text:span text:style-name="T1"/></text:p><text:p text:style-name="P17"><text:span text:style-name="T1">double Time, dt;</text:span></text:p><text:p text:style-name="P17"><text:span text:style-name="T1">double ForceX, ForceY;</text:span></text:p><text:p text:style-name="P17"><text:span text:style-name="T1">double Angle, BodyX, BodyY;</text:span></text:p><text:p text:style-name="P17"><text:span text:style-name="T1"/></text:p><text:p text:style-name="P18"><text:span text:style-name="T2">double Integral();</text:span></text:p><text:p text:style-name="P18"><text:span text:style-name="T2">double gsumm();</text:span></text:p><text:p text:style-name="P18"><text:span text:style-name="T2">void HydroDynamicMomentum(double &amp;ResX, double &amp;ResY);</text:span></text:p></draw:text-box></draw:frame></text:span></text:p>
      <text:p text:style-name="P11"><text:span text:style-name="T1"/></text:p>
      <text:p text:style-name="P11"><text:span text:style-name="T1"/></text:p>
      <text:p text:style-name="P12"><text:soft-page-break/><text:span text:style-name="T2">Функции определены следующим образом:</text:span></text:p>
      <text:p text:style-name="P11"><text:span text:style-name="T1"><draw:frame draw:style-name="fr5" draw:name="Object1" text:anchor-type="as-char" svg:width="1.2819in" svg:height="0.3402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1"><text:span text:style-name="T1"><draw:frame draw:style-name="fr5" draw:name="Object2" text:anchor-type="as-char" svg:width="1.072in" svg:height="0.3382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1"><text:span text:style-name="T1"><draw:frame draw:style-name="fr5" draw:name="Object3" text:anchor-type="as-char" svg:width="1.7638in" svg:height="0.4138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2"><text:span text:style-name="T2">Суммирование ведется по всем свободным вихрям.</text:span></text:p>
      <text:p text:style-name="P12"><text:span text:style-name="T2"/></text:p>
      <text:p text:style-name="P13"><text:span text:style-name="T3">Последовательность всяких инициализаций управляется функциями </text:span></text:p>
      <text:p text:style-name="P13"><text:span text:style-name="T3"><draw:frame draw:style-name="fr4" draw:name="Frame3" text:anchor-type="as-char" fo:min-width="0.7874in" draw:z-index="11"><draw:text-box fo:min-height="0.1965in"><text:p text:style-name="P19"><text:span text:style-name="T3">inline void StartStep(); //update local InfSpeed variables, </text:span></text:p><text:p text:style-name="P19"><text:span text:style-name="T3">inline void FinishStep(); //update time and coord variables</text:span></text:p></draw:text-box></draw:frame></text:span></text:p>
      <text:p text:style-name="P20"><text:span text:style-name="T3">StartStep: вычисляет скорости набегающего потока на данном шаге.</text:span></text:p>
      <text:p text:style-name="P20"><text:span text:style-name="T3">FinishStep: интегрирует координаты тела, увеличивает время.</text:span></text:p>
      <text:p text:style-name="P11"><text:span text:style-name="T1"/></text:p>
      <text:p text:style-name="P11"><text:span text:style-name="T1">Тут же лежат функции печати:</text:span></text:p>
      <text:p text:style-name="P11"><text:span text:style-name="T1"><draw:frame draw:style-name="fr4" draw:name="Frame1" text:anchor-type="as-char" fo:min-width="5.9161in" draw:z-index="6"><draw:text-box fo:min-height="2.672in"><text:p text:style-name="P17"><text:span text:style-name="T1">int PrintBody(std::ostream&amp; os);</text:span></text:p><text:p text:style-name="P17"><text:span text:style-name="T1">int PrintVorticity(std::ostream&amp; os);</text:span></text:p><text:p text:style-name="P17"><text:span text:style-name="T1">int PrintHeat(std::ostream&amp; os);</text:span></text:p><text:p text:style-name="P17"><text:span text:style-name="T1"/></text:p><text:p text:style-name="P17"><text:span text:style-name="T1">int PrintBody(const char* format);</text:span></text:p><text:p text:style-name="P17"><text:span text:style-name="T1">int PrintVorticity(const char* format);</text:span></text:p><text:p text:style-name="P17"><text:span text:style-name="T1">int PrintHeat(const char* format);</text:span></text:p><text:p text:style-name="P17"><text:span text:style-name="T1"/></text:p><text:p text:style-name="P17"><text:span text:style-name="T1">int Save(const char *filename);</text:span></text:p><text:p text:style-name="P17"><text:span text:style-name="T1">int Load(const char *filename);</text:span></text:p></draw:text-box></draw:frame></text:span></text:p>
      <text:p text:style-name="P11"><text:span text:style-name="T1">аргумент format — такой же как в функции printf(); В качестве параметра будет подставлено число int(Time/dt) — номер текущего шага.</text:span></text:p>
      <text:p text:style-name="P13"><text:span text:style-name="T3">Наиболее часто используемый вариант — </text:span><text:span text:style-name="T3"><draw:frame draw:style-name="fr2" draw:name="Frame4" text:anchor-type="as-char" svg:y="-0.2917in" fo:min-width="0.7874in" draw:z-index="12"><draw:text-box fo:min-height="0.1965in"><text:p text:style-name="P13"><text:span text:style-name="T3">S-&gt;PrintVorticity("results/data%04d.vort");</text:span></text:p></draw:text-box></draw:frame></text:span></text:p>
      <text:h text:style-name="P21" text:outline-level="3" text:is-list-header="true">VVHDmodules</text:h>
      <text:p text:style-name="P16"/>
      <text:p text:style-name="Ros_20_header_20_2">Convective</text:p>
      <text:p text:style-name="P14"/>
      <text:h text:style-name="P21" text:outline-level="3" text:is-list-header="true">Заметки</text:h>
      <text:p text:style-name="P16">Рассмотрим такой пример:</text:p>
      <text:p text:style-name="P16"><draw:frame draw:style-name="fr4" draw:name="Врезка1" text:anchor-type="as-char" fo:min-width="0.7874in" draw:z-index="4"><draw:text-box fo:min-height="0.1965in"><text:p text:style-name="P7">double vort1rabs2 = 1/(Vort-&gt;rx*Vort-&gt;rx + Vort-&gt;ry*Vort-&gt;ry); </text:p><text:p text:style-name="P7">drx = px - Vort-&gt;rx * vort1rabs2; </text:p><text:p text:style-name="P7">dry = py - Vort-&gt;ry * vort1rabs2;</text:p></draw:text-box></draw:frame></text:p>
      <text:p text:style-name="P16">Здесь все логично: чтобы 2 раза не считать значение <text:s/>vort1rabs2, оно вычисляется заранее, таким образом экономя время.</text:p>
      <text:p text:style-name="P16"/>
      <text:p text:style-name="P16"><draw:frame draw:style-name="fr4" draw:name="Врезка2" text:anchor-type="as-char" fo:min-width="0.7874in" draw:z-index="5"><draw:text-box fo:min-height="0.1965in"><text:p text:style-name="P7">drabs2 = drx*drx + dry*dry; </text:p><text:p text:style-name="P7">multiplier = Vort-&gt;g / ( drabs2 + Convective_Eps );</text:p></draw:text-box></draw:frame></text:p>
      <text:p text:style-name="P16">А вот здесь все плохо. Вместо того, чтобы просто вычислить multiplier, сначала вычисляется его часть (drabs2), вынимается из сопроцессора в память, потом опять кладется обратно, и только потом вычисля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Ros_20_header_20_2" style:display-name="Ros header 2" style:family="paragraph" style:parent-style-name="Standard" style:class="text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Ros_20_header_20_1" style:display-name="Ros header 1" style:family="paragraph" style:parent-style-name="Heading_20_3" style:class="text">
      <style:paragraph-properties fo:margin-left="0in" fo:margin-right="0in" fo:margin-top="0in" fo:margin-bottom="0in" fo:text-align="center" style:justify-single-word="false" style:register-true="false" fo:text-indent="0in" style:auto-text-indent="false"/>
      <style:text-properties style:font-name="Times New Roman" fo:font-size="18pt" style:font-size-asian="18pt" style:font-size-complex="18pt"/>
    </style:style>
    <style:style style:name="Ros_20_important" style:display-name="Ros important" style:family="paragraph" style:parent-style-name="Standard" style:class="text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Ros_20_default" style:display-name="Ros default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9$Build-9505</meta:generator>
    <dc:date>2011-02-08T05:32:59</dc:date>
    <dc:creator>Yaroslav Dynnikov</dc:creator>
    <meta:editing-duration>PT09H05M39S</meta:editing-duration>
    <meta:editing-cycles>6</meta:editing-cycles>
    <meta:document-statistic meta:table-count="0" meta:image-count="0" meta:object-count="3" meta:page-count="5" meta:paragraph-count="101" meta:word-count="621" meta:character-count="4606"/>
  </office:meta>
</office:document-meta>
</file>

<file path=Object 1/content.xml><?xml version="1.0" encoding="utf-8"?>
<math xmlns="http://www.w3.org/1998/Math/MathML">
  <semantics>
    <mrow>
      <mtext>Integral</mtext>
      <mi mathvariant="normal">=</mi>
      <mrow>
        <munder>
          <mi mathvariant="normal">∑</mi>
          <mi>i</mi>
        </munder>
        <mrow>
          <msub>
            <mo stretchy="false">γ</mo>
            <mi>i</mi>
          </msub>
          <mi mathvariant="normal">⋅</mi>
          <msubsup>
            <mi>r</mi>
            <mi>i</mi>
            <mn>2</mn>
          </msubsup>
        </mrow>
      </mrow>
    </mrow>
    <annotation encoding="StarMath 5.0">{"Integral"} = sum from i { %gamma_i cdot r_i^2 }</annotation>
  </semantics>
</math>
</file>

<file path=Object 2/content.xml><?xml version="1.0" encoding="utf-8"?>
<math xmlns="http://www.w3.org/1998/Math/MathML">
  <semantics>
    <mrow>
      <mtext>gsumm</mtext>
      <mi mathvariant="normal">=</mi>
      <mrow>
        <munder>
          <mi mathvariant="normal">∑</mi>
          <mi>i</mi>
        </munder>
        <msub>
          <mo stretchy="false">γ</mo>
          <mi>i</mi>
        </msub>
      </mrow>
    </mrow>
    <annotation encoding="StarMath 5.0">{"gsumm"} = sum from i { %gamma_i }</annotation>
  </semantics>
</math>
</file>

<file path=Object 3/content.xml><?xml version="1.0" encoding="utf-8"?>
<math xmlns="http://www.w3.org/1998/Math/MathML">
  <semantics>
    <mrow>
      <mrow>
        <mover accent="true">
          <mtext>HDM</mtext>
          <mo stretchy="false">→</mo>
        </mover>
        <mi mathvariant="normal">=</mi>
        <mfenced open="" close="">
          <mtable>
            <mtr>
              <mtd>
                <mtext>ResX</mtext>
              </mtd>
            </mtr>
            <mtr>
              <mtd>
                <mtext>ResY</mtext>
              </mtd>
            </mtr>
          </mtable>
        </mfenced>
      </mrow>
      <mi mathvariant="normal">=</mi>
      <mrow>
        <munder>
          <mi mathvariant="normal">∑</mi>
          <mi>i</mi>
        </munder>
        <mrow>
          <msub>
            <mo stretchy="false">γ</mo>
            <mi>i</mi>
          </msub>
          <mi mathvariant="normal">⋅</mi>
          <mover accent="true">
            <msub>
              <mi>r</mi>
              <mi>i</mi>
            </msub>
            <mo stretchy="false">→</mo>
          </mover>
        </mrow>
      </mrow>
    </mrow>
    <annotation encoding="StarMath 5.0">vec "HDM" = left( binom{"ResX"}{"ResY"} right)  = sum from i { %gamma_i cdot vec r_i}</annotation>
  </semantics>
</math>
</file>